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color="#008000" style:font-size-asian="10.5pt"/>
    </style:style>
    <style:style style:name="P3" style:family="paragraph" style:parent-style-name="Standard" style:list-style-name="L2"/>
    <style:style style:name="P4" style:family="paragraph" style:parent-style-name="Standard" style:list-style-name="L3">
      <style:text-properties fo:font-style="normal" style:font-style-asian="normal" style:font-style-complex="normal"/>
    </style:style>
    <style:style style:name="P5" style:family="paragraph" style:parent-style-name="Standard" style:list-style-name="L4"/>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41670996" text:style-name="L1">
        <text:list-item>
          <text:list>
            <text:list-item>
              <text:p text:style-name="P1">Activity theory as part of ongoing effort to embrace context in HC</text:p>
              <text:list>
                <text:list-item>
                  <text:p text:style-name="P1">Human factors → Human actors (Bannon, 1991)</text:p>
                  <text:list>
                    <text:list-item>
                      <text:p text:style-name="P1">Early HCI: information processing model, cognitive science (Bannon, 1991)</text:p>
                      <text:list>
                        <text:list-item>
                          <text:p text:style-name="P1">Harden the psychological science behind human-computer interaction as a counterbalance to computer science (Newell &amp; Card, 1985)</text:p>
                          <text:list>
                            <text:list-item>
                              <text:p text:style-name="P1">Develop a theory that supports design through task analysis via calculation and formal models (Newell &amp; Card, 1985)</text:p>
                              <text:list>
                                <text:list-item>
                                  <text:p text:style-name="P1">Engineering-style theory (Newell &amp; Card, 1985)</text:p>
                                </text:list-item>
                                <text:list-item>
                                  <text:p text:style-name="P1">Symbolic description of the task (Newell &amp; Card, 1985)</text:p>
                                </text:list-item>
                                <text:list-item>
                                  <text:p text:style-name="P1">Mathematical models of the situation (Newell &amp; Card, 1985)</text:p>
                                </text:list-item>
                              </text:list>
                            </text:list-item>
                            <text:list-item>
                              <text:p text:style-name="P1">Results (Newell &amp; Card, 1985)</text:p>
                              <text:list>
                                <text:list-item>
                                  <text:p text:style-name="P1">Model Human Processor (Card, Moran, &amp; Newell, 1983)</text:p>
                                </text:list-item>
                                <text:list-item>
                                  <text:p text:style-name="P1">GOMS (Card, Moran, &amp; Newell, 1983)</text:p>
                                </text:list-item>
                                <text:list-item>
                                  <text:p text:style-name="P1">Keystroke-Level Model (Card, Moran, &amp; Newell, 1983)</text:p>
                                </text:list-item>
                                <text:list-item>
                                  <text:p text:style-name="P1">ACT* (Newell &amp; Card, 1985)</text:p>
                                </text:list-item>
                                <text:list-item>
                                  <text:p text:style-name="P1">Fitts' Law and Hicks' Law (Raskin, 2000)</text:p>
                                </text:list-item>
                              </text:list>
                            </text:list-item>
                          </text:list>
                        </text:list-item>
                        <text:list-item>
                          <text:p text:style-name="P1">Human factors approach (GOMS, Programmable User Models) treats users as a system component equal to machines; having attention span, memory (Bannon, 1991)</text:p>
                          <text:list>
                            <text:list-item>
                              <text:p text:style-name="P1">Does not acknowledge people as autonomous agents (Bannon, 1991)</text:p>
                            </text:list-item>
                            <text:list-item>
                              <text:p text:style-name="P1">Machine and human agency are intertwined, but not equivalent: machines facilitate, enable, and constrain human agency (Rose, Jones, &amp; Truex, p. 148)</text:p>
                            </text:list-item>
                          </text:list>
                        </text:list-item>
                        <text:list-item>
                          <text:p text:style-name="P1">De-emphasizes motivation, community, setting (Bannon, 1991)</text:p>
                        </text:list-item>
                        <text:list-item>
                          <text:p text:style-name="P1">No practical principles or advice for designers (Bannon, 1991; Kuutti, 1996)</text:p>
                        </text:list-item>
                        <text:list-item>
                          <text:p text:style-name="P1">Focuses on individuals over groups (Bannon, 1991)</text:p>
                        </text:list-item>
                        <text:list-item>
                          <text:p text:style-name="P1">Lab studies are limited, costly, time consuming (Bannon, 1991)</text:p>
                        </text:list-item>
                        <text:list-item>
                          <text:p text:style-name="P1">Treat users as naïve when they are experts with regard to their work (Bannon, 1991)</text:p>
                        </text:list-item>
                      </text:list>
                    </text:list-item>
                    <text:list-item>
                      <text:p text:style-name="P1">Agency</text:p>
                      <text:list>
                        <text:list-item>
                          <text:p text:style-name="P1">Machine agency?</text:p>
                        </text:list-item>
                      </text:list>
                    </text:list-item>
                  </text:list>
                </text:list-item>
                <text:list-item>
                  <text:p text:style-name="P1">Usability → User Experience</text:p>
                  <text:list>
                    <text:list-item>
                      <text:p text:style-name="P1">UX research agenda to counterbalance overly instrumental usability (Hassenzahl &amp; Tractinsky, 2006)</text:p>
                      <text:list>
                        <text:list-item>
                          <text:p text:style-name="P1">Address human needs (surprise, diversion, stimulation, evocation, identification) beyond the instrumental (Hassenzahl &amp; Tractinsky, 2006)</text:p>
                        </text:list-item>
                        <text:list-item>
                          <text:p text:style-name="P1">Address affective and emotional aspects of interaction (Hassenzahl &amp; Tractinsky, 2006)</text:p>
                        </text:list-item>
                        <text:list-item>
                          <text:p text:style-name="P1">Address the situated and temporal nature of experience (Hassenzahl &amp; Tractinsky, 2006)</text:p>
                        </text:list-item>
                      </text:list>
                    </text:list-item>
                  </text:list>
                </text:list-item>
                <text:list-item>
                  <text:p text:style-name="P1">Human-centered → Activity-centered (Norman, 2005; Norman. 2006)</text:p>
                  <text:list>
                    <text:list-item>
                      <text:p text:style-name="P1">Questions about the scale of “experience” – “it is not clear whether we can 'design' and experience. Can designers exert enough control over all relevant elements in a way that a positive experience becomes certain? Or do we rather 'design for an experience', that is, to take experiential aspects into account while designing, without being able to guarantee a particular experience.” (Hassenzahl &amp; Tractinsky, 2006, p. 95)</text:p>
                      <text:list>
                        <text:list-item>
                          <text:p text:style-name="P2">Activity theory bypasses this by taking activity as the unit of analysis.</text:p>
                        </text:list-item>
                      </text:list>
                    </text:list-item>
                  </text:list>
                </text:list-item>
              </text:list>
            </text:list-item>
          </text:list>
        </text:list-item>
      </text:list>
      <text:p text:style-name="Standard"/>
      <text:list xml:id="list1392050462" text:continue-numbering="true" text:style-name="L1">
        <text:list-item>
          <text:list>
            <text:list-item>
              <text:p text:style-name="P1">Cultural-Historical Activity Theory</text:p>
              <text:list>
                <text:list-item>
                  <text:p text:style-name="P1">“In even broader terms, the development of human mind is conceptualized as originating from practical transformative involvements of people with the world, and as a process that can be <text:soft-page-break/>understood only by tracing its origination in these involvements and practices.” (Stetsenko, 2005, 74)</text:p>
                </text:list-item>
                <text:list-item>
                  <text:p text:style-name="P1">Activity as “doing in order to transform something” (Kuutti, 1996, 25)</text:p>
                </text:list-item>
                <text:list-item>
                  <text:p text:style-name="P1">Activity as the “cell” of the theory (Engeström, 1999)</text:p>
                </text:list-item>
                <text:list-item>
                  <text:p text:style-name="P1">International &amp; multidisciplinary, multiple voices (Engeström, 1999)</text:p>
                  <text:list>
                    <text:list-item>
                      <text:p text:style-name="P1">Ethnomethodology, pragmatism, systems theory (Engeström, 1999)</text:p>
                    </text:list-item>
                    <text:list-item>
                      <text:p text:style-name="P1">Ecological psychology (Gay &amp; Hembrooke, 2004; <text:s/>B<text:span text:style-name="T1">æ</text:span>rentsen &amp; Trettvik, 2002)</text:p>
                    </text:list-item>
                    <text:list-item>
                      <text:p text:style-name="P1">Phenomenology (Gay &amp; Hembrooke, 2004)</text:p>
                    </text:list-item>
                    <text:list-item>
                      <text:p text:style-name="P1">Distributed computing and actor-network theory (Kaptelinin &amp; Nardi, 2006)</text:p>
                    </text:list-item>
                    <text:list-item>
                      <text:p text:style-name="P1">“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Carroll, 1997, 512).”</text:p>
                    </text:list-item>
                  </text:list>
                </text:list-item>
                <text:list-item>
                  <text:p text:style-name="P1">Foundations</text:p>
                  <text:list>
                    <text:list-item>
                      <text:p text:style-name="P1">Cultural-historical psychology of Vygotsky, Luria, and Leont'ev</text:p>
                      <text:list>
                        <text:list-item>
                          <text:p text:style-name="P1">Hegel &amp; Marx; dialectical materialism; breakdowns &amp; contradictions (Vygotsky, 1978; Stetsenko, 2005)</text:p>
                        </text:list-item>
                        <text:list-item>
                          <text:p text:style-name="P1">No separation between mind and behavior or mind and society (Gay &amp; Hembrooke, 2004)</text:p>
                        </text:list-item>
                      </text:list>
                    </text:list-item>
                    <text:list-item>
                      <text:p text:style-name="P1">Historicity</text:p>
                      <text:list>
                        <text:list-item>
                          <text:p text:style-name="P1">Identify past cycles of an activity system (Engeström, 1999)</text:p>
                        </text:list-item>
                        <text:list-item>
                          <text:p text:style-name="P1">Has been recognized as critical but not thoroughly analyzed (Nardi, 2007)</text:p>
                        </text:list-item>
                      </text:list>
                    </text:list-item>
                    <text:list-item>
                      <text:p text:style-name="P1">Object-orientation</text:p>
                      <text:list>
                        <text:list-item>
                          <text:p text:style-name="P1">Transforming the object into an outcome is what motivates the existence of an activity (Kuutti, 1996)</text:p>
                        </text:list-item>
                        <text:list-item>
                          <text:p text:style-name="P1">Can be material, minimally tangible (plan), intangible (idea), as long as it can be shared for manipulation and transformation by participants (Kuutti, 1996)</text:p>
                        </text:list-item>
                        <text:list-item>
                          <text:p text:style-name="P1">Is not limited to physical, chemical or biological properties—object may be culturally or socially determined (Kaptelinin, Nardi, &amp; Macaulay, 1999)</text:p>
                        </text:list-item>
                      </text:list>
                    </text:list-item>
                    <text:list-item>
                      <text:p text:style-name="P1">Mediation of activity by artifacts</text:p>
                      <text:list>
                        <text:list-item>
                          <text:p text:style-name="P1">Semiotic mediation: mediation by signs (Vygotsky, 1978)</text:p>
                          <text:list>
                            <text:list-item>
                              <text:p text:style-name="P1">“The use of signs leads humans to a specific structure of behavior that breaks away from biological development and creates new forms of a culturally-based psychological process” (Vygotsky, 1978)</text:p>
                            </text:list-item>
                            <text:list-item>
                              <text:p text:style-name="P1">Internally-oriented, changes the subject (Vygotsky, 1978)</text:p>
                            </text:list-item>
                          </text:list>
                        </text:list-item>
                        <text:list-item>
                          <text:p text:style-name="P1">Mediation by tools: Leont'ev (Engeström, 1999)</text:p>
                          <text:list>
                            <text:list-item>
                              <text:p text:style-name="P1">Externally-oriented: changes the object (Vygotsky, 1978)</text:p>
                            </text:list-item>
                          </text:list>
                        </text:list-item>
                        <text:list-item>
                          <text:p text:style-name="P1">Artifacts may <text:span text:style-name="T2">be </text:span><text:span text:style-name="T3">the object of activity or they may mediate activity</text:span> (Bødker, 1996)</text:p>
                          <text:list>
                            <text:list-item>
                              <text:p text:style-name="P1">“An artifact works well in out activity if it allows us to focus our attention on the real object and badly if it does not.” (Bødker, 1996, p. 149)</text:p>
                            </text:list-item>
                            <text:list-item>
                              <text:p text:style-name="P1">Object is the artifact (example: spreadsheet) (Bødker, 1996)</text:p>
                            </text:list-item>
                            <text:list-item>
                              <text:p text:style-name="P1">Object is represented in the artifact (example: letter) (Bødker, 1996)</text:p>
                            </text:list-item>
                            <text:list-item>
                              <text:p text:style-name="P1">Object is outside the artifact (example: control panel) (Bødker, 1996)</text:p>
                            </text:list-item>
                          </text:list>
                        </text:list-item>
                      </text:list>
                    </text:list-item>
                    <text:list-item>
                      <text:p text:style-name="P1">Hierarchical structure of activity (Engeström, 1999)</text:p>
                      <text:list>
                        <text:list-item>
                          <text:p text:style-name="P1">Motive → generates → Activity (Engeström, 1999; Wilson, 2006)</text:p>
                          <text:list>
                            <text:list-item>
                              <text:p text:style-name="P1">Why (Bødker, 1996)</text:p>
                            </text:list-item>
                            <text:list-item>
                              <text:p text:style-name="P1"><text:soft-page-break/>Socialized (Stetsenko, 2005)</text:p>
                            </text:list-item>
                            <text:list-item>
                              <text:p text:style-name="P1">Determines goals, composed of actions (Wilson, 2006)</text:p>
                            </text:list-item>
                          </text:list>
                        </text:list-item>
                        <text:list-item>
                          <text:p text:style-name="P1">Goals → results in → Action (Engeström, 1999; Wilson, 2006)</text:p>
                          <text:list>
                            <text:list-item>
                              <text:p text:style-name="P1">What (Bødker, 1996)</text:p>
                            </text:list-item>
                            <text:list-item>
                              <text:p text:style-name="P1">Individualized (Stetsenko, 2005)</text:p>
                            </text:list-item>
                            <text:list-item>
                              <text:p text:style-name="P1">Motive and goal do not exist separately, but construct and transform each other (Stetsenko, 2005)</text:p>
                            </text:list-item>
                            <text:list-item>
                              <text:p text:style-name="P1">The same action may be different when performed as part of a different activity (Kuutti, 1996)</text:p>
                              <text:list>
                                <text:list-item>
                                  <text:p text:style-name="P1">Delivering a report to a team or employees vs. delivering the same report to executives (Kuutti, 1996).</text:p>
                                </text:list-item>
                              </text:list>
                            </text:list-item>
                            <text:list-item>
                              <text:p text:style-name="P1">Actions may be polymotivated: temporary overlap of multiple activities that share a goal (Bardram, 1997)</text:p>
                            </text:list-item>
                            <text:list-item>
                              <text:p text:style-name="P1">Affected by conditions, composed of operations (Wilson, 2006)</text:p>
                            </text:list-item>
                          </text:list>
                        </text:list-item>
                        <text:list-item>
                          <text:p text:style-name="P1">Conditions → determine → Operation (Engeström, 1999; Wilson, 2006)</text:p>
                          <text:list>
                            <text:list-item>
                              <text:p text:style-name="P1">How (Bødker, 1996)</text:p>
                            </text:list-item>
                            <text:list-item>
                              <text:p text:style-name="P1">In cognitive science, this is reflective vs. experiential cognition (Norman, 1993)</text:p>
                            </text:list-item>
                          </text:list>
                        </text:list-item>
                        <text:list-item>
                          <text:p text:style-name="P1">Transformations between levels (Engeström, 1999)</text:p>
                        </text:list-item>
                      </text:list>
                    </text:list-item>
                    <text:list-item>
                      <text:p text:style-name="P1">Development</text:p>
                      <text:list>
                        <text:list-item>
                          <text:p text:style-name="P1">Internalization</text:p>
                          <text:list>
                            <text:list-item>
                              <text:p text:style-name="P1">“...internal reconstruction of an external operation.” (Vygotsky, 1978, 56)</text:p>
                            </text:list-item>
                            <text:list-item>
                              <text:p text:style-name="P1">Occurs as the result of a series of developmental events over a long period of time: reconstructed internally, performed individually (Vygotsky, 1978)</text:p>
                            </text:list-item>
                            <text:list-item>
                              <text:p text:style-name="P1">Development of expertise (B<text:span text:style-name="T1">é</text:span>guin &amp; Rebardel, 2000)</text:p>
                            </text:list-item>
                          </text:list>
                        </text:list-item>
                        <text:list-item>
                          <text:p text:style-name="P1">Externalization</text:p>
                          <text:list>
                            <text:list-item>
                              <text:p text:style-name="P1">Gap in AT research (Stetsenko, 2005; Engeström, 1999)</text:p>
                            </text:list-item>
                            <text:list-item>
                              <text:p text:style-name="P1">Emerges from contradictions (Engeström, 1999)</text:p>
                            </text:list-item>
                            <text:list-item>
                              <text:p text:style-name="P1">Development of new activities; creation of new artifacts to facilitate performance—search for solutions (Engeström, 1999, B<text:span text:style-name="T1">é</text:span>guin &amp; Rebardel, 2000)</text:p>
                            </text:list-item>
                            <text:list-item>
                              <text:p text:style-name="P1">Echoed in phenomenological approach of Winograd &amp; Flores: “New design can be created and implemented only in the space that emerges in the recurrent structure of breakdown. A design constitutes an interpretation of breakdown and a committed attempt to anticipate future breakdowns.” (Winograd &amp; Flores, 1986, 78)</text:p>
                            </text:list-item>
                            <text:list-item>
                              <text:p text:style-name="P1">Possible to regress—culturally devolved activity, “we did it better before...” (Turner, Turner, &amp; Horton, 1999)</text:p>
                            </text:list-item>
                          </text:list>
                        </text:list-item>
                      </text:list>
                    </text:list-item>
                    <text:list-item>
                      <text:p text:style-name="P1">Activity systems: understand collective activity by modeling activity systems (Engeström, 1999)</text:p>
                      <text:list>
                        <text:list-item>
                          <text:p text:style-name="P1">Without collective dimension the motive may be masked (Engeström, 1999)</text:p>
                          <text:list>
                            <text:list-item>
                              <text:p text:style-name="P1">“The outcomes of my actions [preparing and presenting a speech] appear to be very limited and situation bound: a particular text, a momentary impact on <text:s/>the listeners. If this is all there is to gain, why did I bother to prepare the speech in the first place? Somehow, this level of representation hides or obscures the motive behind the actions.” (Engeström, 1999, 30)</text:p>
                            </text:list-item>
                          </text:list>
                        </text:list-item>
                        <text:list-item>
                          <text:p text:style-name="P1">Connect individual actions to collective activity (Engeström, 1999)</text:p>
                          <text:list>
                            <text:list-item>
                              <text:p text:style-name="P1">Object is shared but not identical; drives and coordinates actions of people in an activity system: “Because an object of activity is complex and contradictory by its <text:soft-page-break/>very nature, various individual aspirations, desires, and motives are attached to it and developed during its creation. In this sense, any collective activity is multi-motivated.” (Miettinen, 2005, 64)</text:p>
                            </text:list-item>
                            <text:list-item>
                              <text:p text:style-name="P1">A single activity may have different motives based on the community making up the activity system (Holland &amp; Reeves, 1996)</text:p>
                              <text:list>
                                <text:list-item>
                                  <text:p text:style-name="P1">Student teams with similar assignments had different objects. Assumed to be the program under development, turned out to be the product for one team and graded documentation for another. (Holland &amp; Reeves, 1999)</text:p>
                                </text:list-item>
                              </text:list>
                            </text:list-item>
                          </text:list>
                        </text:list-item>
                        <text:list-item>
                          <text:p text:style-name="P1">Mediated collective activity (Engeström, 1999)</text:p>
                          <text:list>
                            <text:list-item>
                              <text:p text:style-name="P1">tools and signs: material or thinking (Kuutti, 1996)</text:p>
                            </text:list-item>
                            <text:list-item>
                              <text:p text:style-name="P1">rules: explicit or implicit norms, conventions, and relationships (Kuutti, 1996)</text:p>
                            </text:list-item>
                            <text:list-item>
                              <text:p text:style-name="P1">division of labor: explicit or implicit organization of the community with regard to the object (Kuutti, 1996)</text:p>
                            </text:list-item>
                          </text:list>
                        </text:list-item>
                      </text:list>
                    </text:list-item>
                  </text:list>
                </text:list-item>
              </text:list>
            </text:list-item>
            <text:list-item>
              <text:p text:style-name="P1">Usefulness in interaction design</text:p>
              <text:list>
                <text:list-item>
                  <text:p text:style-name="P1">Value of theory in general</text:p>
                  <text:list>
                    <text:list-item>
                      <text:p text:style-name="P1">Orienting theories: shape the understanding that a designer brings to a problem (Winograd, 2006)</text:p>
                    </text:list-item>
                    <text:list-item>
                      <text:p text:style-name="P1">Address the relationship between technology and organizations: “On the one hand, systems developers and software engineers are the creators of an efficiently engineered artefact; on the other hand they introduce a new dimension into a social system; one that may impact that set of social arrangements. This technical artefact may become a factor in the emergent development of the organization. Systems developers could also try to use social theories such as [actor-network theory] and [structuration theory] to anticipate and manage the impact of their computer systems on the social systems they are designed for.” (Rose, Jones, &amp; Truex, 2005, 148)</text:p>
                    </text:list-item>
                    <text:list-item>
                      <text:p text:style-name="P1">Descriptive: conceptual framework for describing and making sense of the world (Halverson, 2002)</text:p>
                      <text:list>
                        <text:list-item>
                          <text:p text:style-name="P1">Activity theory as a descriptive theory provided common terminology in a description of design process for peripheral displays in ubiquitous computing (Matthews, Rattenbury, &amp; Carter, 2007)</text:p>
                        </text:list-item>
                      </text:list>
                    </text:list-item>
                    <text:list-item>
                      <text:p text:style-name="P1">Rhetorical: structure for naming things and mapping names to the real world (Halverson, 2002)</text:p>
                    </text:list-item>
                    <text:list-item>
                      <text:p text:style-name="P1">Inferential: tools for making inferences and predictions (Halverson, 2002)</text:p>
                    </text:list-item>
                    <text:list-item>
                      <text:p text:style-name="P1">Applicable: Inform and guide system design (Halverson, 2002)</text:p>
                    </text:list-item>
                    <text:list-item>
                      <text:p text:style-name="P1">Design philosophy matters: organizations with strong UI design teams ship designs with radical usability differences (Norman, 2005; Norman, 2006)</text:p>
                      <text:list>
                        <text:list-item>
                          <text:p text:style-name="P1">“People Propose, Science Studies, Technology Conforms” (Norman, 1993, 253)</text:p>
                        </text:list-item>
                        <text:list-item>
                          <text:p text:style-name="P1">“None of this tools adapt to the people nonsense—people adapt to the tools” (Norman, 2005, 15)</text:p>
                        </text:list-item>
                        <text:list-item>
                          <text:p text:style-name="P1">Shift in the mindset of the designer from people to activities (theoretical bias) (Norman, 2005)</text:p>
                        </text:list-item>
                      </text:list>
                    </text:list-item>
                  </text:list>
                </text:list-item>
                <text:list-item>
                  <text:p text:style-name="P1">Application in interaction design</text:p>
                  <text:list>
                    <text:list-item>
                      <text:p text:style-name="P1">Activity theory supports instrument-level analysis without sacrificing context (Bødker, 1996)</text:p>
                    </text:list-item>
                    <text:list-item>
                      <text:p text:style-name="P1">Broader picture: how to handle contextuality in work research (Kuutti, 1999)</text:p>
                      <text:list>
                        <text:list-item>
                          <text:p text:style-name="P1">IS is a major force driving changes in work (Kuutti, 1999)</text:p>
                          <text:list>
                            <text:list-item>
                              <text:p text:style-name="P1">“The transforming of work needs new kinds of support and poses new problems. Old <text:soft-page-break/>conceptual tools are inadequate for solving them, and the IS debate is searching for new frameworks for doing precisely that.” (Kuutti, 1999, 171)</text:p>
                            </text:list-item>
                            <text:list-item>
                              <text:p text:style-name="P1">New IS research problems :: activity theoretic concepts (Kuutti, 1999):</text:p>
                              <text:list>
                                <text:list-item>
                                  <text:p text:style-name="P1">Active individuals :: individual and social transformation (Kuutti, 1999)</text:p>
                                </text:list-item>
                                <text:list-item>
                                  <text:p text:style-name="P1">Societal change :: externalization (Kuutti, 1999)</text:p>
                                </text:list-item>
                                <text:list-item>
                                  <text:p text:style-name="P1">Multidisciplinary :: inherent in activity theory (Kuutti, 1999)</text:p>
                                </text:list-item>
                              </text:list>
                            </text:list-item>
                          </text:list>
                        </text:list-item>
                      </text:list>
                    </text:list-item>
                    <text:list-item>
                      <text:p text:style-name="P1">Not a predictive theory but a conceptual framework based on a theory of human consciousness (Wilson, 2006)</text:p>
                    </text:list-item>
                    <text:list-item>
                      <text:p text:style-name="P1">Potential contributions (Kuutti, 1996)</text:p>
                      <text:list>
                        <text:list-item>
                          <text:p text:style-name="P1">Supporting work is more important than improving usability: people adapt to bad UI (Kuutti, 1996)</text:p>
                          <text:list>
                            <text:list-item>
                              <text:p text:style-name="P1">Also Norman (2006)</text:p>
                            </text:list-item>
                          </text:list>
                        </text:list-item>
                        <text:list-item>
                          <text:p text:style-name="P1">Multilevel analysis: technical, conceptual, contextual (Kuutti, 1996)</text:p>
                        </text:list-item>
                        <text:list-item>
                          <text:p text:style-name="P1">Social context beyond individuals (Kuutti, 1996)</text:p>
                        </text:list-item>
                        <text:list-item>
                          <text:p text:style-name="P1">Change and development (Kuutti, 1996)</text:p>
                        </text:list-item>
                      </text:list>
                    </text:list-item>
                    <text:list-item>
                      <text:p text:style-name="P1">Comparison of five methods for AT-based IS development (Quek &amp; Shah, 2004)</text:p>
                      <text:list>
                        <text:list-item>
                          <text:p text:style-name="P1">More focus early in the development process: domain analysis, requirements elicitation (Quek &amp; Shah, 2004)</text:p>
                        </text:list-item>
                        <text:list-item>
                          <text:p text:style-name="P1">Applied AT principles and models (Quek &amp; Shah, 2004)</text:p>
                          <text:list>
                            <text:list-item>
                              <text:p text:style-name="P1">AT is good at naming things (Halverson, 2002)</text:p>
                            </text:list-item>
                          </text:list>
                        </text:list-item>
                        <text:list-item>
                          <text:p text:style-name="P1">Elicitation of contradictions (Quek &amp; Shah, 2004)</text:p>
                        </text:list-item>
                        <text:list-item>
                          <text:p text:style-name="P1">Elicitation of historical background (Quek &amp; Shah, 2004)</text:p>
                        </text:list-item>
                        <text:list-item>
                          <text:p text:style-name="P1">More use of principles leads to less use of models (Quek &amp; Shah, 2004)</text:p>
                        </text:list-item>
                        <text:list-item>
                          <text:p text:style-name="P1">Some did not apply all principles (Quek &amp; Shah, 2004)</text:p>
                        </text:list-item>
                        <text:list-item>
                          <text:p text:style-name="P1">Minimal validation of methodology (Quek &amp; Shah, 2004)</text:p>
                        </text:list-item>
                        <text:list-item>
                          <text:p text:style-name="P1">Narrow coverage of IS development phases (Quek &amp; Shah, 2004)</text:p>
                        </text:list-item>
                      </text:list>
                    </text:list-item>
                    <text:list-item>
                      <text:p text:style-name="P1">Evaluation and design tools</text:p>
                      <text:list>
                        <text:list-item>
                          <text:p text:style-name="P1">“We see [activity theory]'s main potential in supporting researchers and designers in their own search for solutions, in particular, by helping them to ask meaningful questions” (Kaptelinin, Nardi, &amp; Macaulay, 1999, 32)</text:p>
                        </text:list-item>
                        <text:list-item>
                          <text:p text:style-name="P1">Provides a deep understanding of information needs and uses when evaluating information system studies and implementations (Wilson, 2006)</text:p>
                        </text:list-item>
                        <text:list-item>
                          <text:p text:style-name="P1">Activity checklist (Kaptelinin, Nardi, &amp; Macaulay, 1999)</text:p>
                          <text:list>
                            <text:list-item>
                              <text:p text:style-name="P1">Activity theory principles are abstract, cannot pull apart the subject, object, artifact, and sociocultural relationships—checklist helps make them concrete (Kaptelinin, Nardi, &amp; Macaulay, 1999)</text:p>
                              <text:list>
                                <text:list-item>
                                  <text:p text:style-name="P1">What to pay attention to (Kaptelinin, Nardi, &amp; Macaulay, 1999)</text:p>
                                </text:list-item>
                              </text:list>
                            </text:list-item>
                          </text:list>
                        </text:list-item>
                        <text:list-item>
                          <text:p text:style-name="P1">AT provided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inconsistencies.” (Gay &amp; Hembrooke, 2004, 28)</text:p>
                        </text:list-item>
                      </text:list>
                    </text:list-item>
                    <text:list-item>
                      <text:p text:style-name="P1">Descriptive power helps structure ethnographic research results (Halverson, 2002)</text:p>
                      <text:list>
                        <text:list-item>
                          <text:p text:style-name="P1">Analysis of participation on Wikipedia (Bryant, Forte, &amp; Bruckman, 2005)</text:p>
                        </text:list-item>
                        <text:list-item>
                          <text:p text:style-name="P1">Analysis of design of a new medical research device (Miettinen &amp; Hasu, 2002)</text:p>
                        </text:list-item>
                        <text:list-item>
                          <text:p text:style-name="P1">Structure and organize data for requirements definition in a software firm (Turner, <text:soft-page-break/>Turner, &amp; Horton, 1999)</text:p>
                        </text:list-item>
                        <text:list-item>
                          <text:p text:style-name="P1">Analyze and classify mediating artifacts to determine requirements for a customer support tool (Collins, Shukla, &amp; Redmiles, 2002)</text:p>
                        </text:list-item>
                        <text:list-item>
                          <text:p text:style-name="P1">Role that laptop computers play in mediating college students' collaborative learning activities (Gay &amp; Hembrooke, 2004)</text:p>
                        </text:list-item>
                      </text:list>
                    </text:list-item>
                    <text:list-item>
                      <text:p text:style-name="P1">Reposition HCI concepts: affordance (B<text:span text:style-name="T1">æ</text:span>rentsen &amp; Trettvik, 2002)</text:p>
                      <text:list>
                        <text:list-item>
                          <text:p text:style-name="P1">Separating cognition from the physical and social world makes it hard to work with Gibson's original idea—affordances emerge only when organisms are living in the environment (B<text:span text:style-name="T1">æ</text:span>rentsen &amp; Trettvik, 2002)</text:p>
                        </text:list-item>
                        <text:list-item>
                          <text:p text:style-name="P1">Leads to misconceptions (Norman, 1999)</text:p>
                        </text:list-item>
                        <text:list-item>
                          <text:p text:style-name="P1">“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59)</text:p>
                        </text:list-item>
                      </text:list>
                    </text:list-item>
                    <text:list-item>
                      <text:p text:style-name="P1">Design tool for derivation of requirements from contradictions (Turner, Turner, &amp; Horton, 1999)</text:p>
                      <text:list>
                        <text:list-item>
                          <text:p text:style-name="P1">Video analysis through focus shifts and breakdowns (Bødker, 1996)</text:p>
                        </text:list-item>
                        <text:list-item>
                          <text:p text:style-name="P1">Primary: within a node of activity; i.e., <text:s/>subject (Turner, Turner, &amp; Horton, 1999) </text:p>
                        </text:list-item>
                        <text:list-item>
                          <text:p text:style-name="P1">Secondary: between two nodes of activity; i.e., subject ↔ object (Turner, Turner, &amp; Horton, 1999)</text:p>
                        </text:list-item>
                        <text:list-item>
                          <text:p text:style-name="P1">Tertiary: between an activity and a new culturally more advanced activity—changes that resolve the contradiction become visible to the subject (Turner, Turner, &amp; Horton, 1999)</text:p>
                        </text:list-item>
                        <text:list-item>
                          <text:p text:style-name="P1">Quaternary: between two different activities (Turner, Turner, &amp; Horton, 1999)</text:p>
                        </text:list-item>
                      </text:list>
                    </text:list-item>
                    <text:list-item>
                      <text:p text:style-name="P1">Analysis of HCI through focus shifts and breakdowns (Bødker, 1996)</text:p>
                      <text:list>
                        <text:list-item>
                          <text:p text:style-name="P1">For each focus</text:p>
                          <text:list>
                            <text:list-item>
                              <text:p text:style-name="P1">What is the purpose of the activity and actions (Bødker, 1996)</text:p>
                            </text:list-item>
                            <text:list-item>
                              <text:p text:style-name="P1">Which object is focused on and where is it located (Bødker, 1996)</text:p>
                            </text:list-item>
                            <text:list-item>
                              <text:p text:style-name="P1">What is the instrument (Bødker, 1996)</text:p>
                            </text:list-item>
                          </text:list>
                        </text:list-item>
                        <text:list-item>
                          <text:p text:style-name="P1">For each focus shift</text:p>
                          <text:list>
                            <text:list-item>
                              <text:p text:style-name="P1">From which object to which (Bødker, 1996)</text:p>
                            </text:list-item>
                            <text:list-item>
                              <text:p text:style-name="P1">Is there a breakdown in the focus shift (Bødker, 1996)</text:p>
                            </text:list-item>
                            <text:list-item>
                              <text:p text:style-name="P1">What is the cause (Bødker, 1996)</text:p>
                            </text:list-item>
                          </text:list>
                        </text:list-item>
                      </text:list>
                    </text:list-item>
                  </text:list>
                </text:list-item>
              </text:list>
            </text:list-item>
          </text:list>
        </text:list-item>
      </text:list>
      <text:p text:style-name="Standard"/>
      <text:p text:style-name="Standard">Research project</text:p>
      <text:list xml:id="list110668407" text:style-name="L2">
        <text:list-item>
          <text:p text:style-name="P3">Contextual inquiry (Holtzblatt &amp; Beyer, 2000)</text:p>
          <text:list>
            <text:list-item>
              <text:p text:style-name="P3">Externalize unarticulated knowledge, “hidden work structure” (e. g., operations or objects)</text:p>
            </text:list-item>
            <text:list-item>
              <text:p text:style-name="P3">Principles: refine the basic apprenticeship model for research purposes</text:p>
              <text:list>
                <text:list-item>
                  <text:p text:style-name="P3">Context</text:p>
                  <text:list>
                    <text:list-item>
                      <text:p text:style-name="P3">Ongoing experience and concrete data over summary experience and abstract data</text:p>
                    </text:list-item>
                    <text:list-item>
                      <text:p text:style-name="P3">Go to the participant</text:p>
                    </text:list-item>
                    <text:list-item>
                      <text:p text:style-name="P3">“People know how to do many things they can't describe” (Goguen &amp; Linde, 1993, 155)</text:p>
                    </text:list-item>
                  </text:list>
                </text:list-item>
                <text:list-item>
                  <text:p text:style-name="P3">Partnership</text:p>
                  <text:list>
                    <text:list-item>
                      <text:p text:style-name="P3">Get participant and interviewer watching and discussing work practice</text:p>
                    </text:list-item>
                    <text:list-item>
                      <text:p text:style-name="P3"><text:soft-page-break/>Introduce design ideas immediately</text:p>
                    </text:list-item>
                  </text:list>
                </text:list-item>
                <text:list-item>
                  <text:p text:style-name="P3">Interpretation (with the participant)</text:p>
                  <text:list>
                    <text:list-item>
                      <text:p text:style-name="P3">Facts alone do not allow for design decisions</text:p>
                      <text:list>
                        <text:list-item>
                          <text:p text:style-name="P3">Fact → hypothesis → implication → design idea</text:p>
                        </text:list-item>
                      </text:list>
                    </text:list-item>
                    <text:list-item>
                      <text:p text:style-name="P3">Check interpretations with the participant</text:p>
                    </text:list-item>
                    <text:list-item>
                      <text:p text:style-name="P3">State interpretations instead of asking open-ended questions</text:p>
                    </text:list-item>
                    <text:list-item>
                      <text:p text:style-name="P3">Breakdowns/contradictions</text:p>
                      <text:list>
                        <text:list-item>
                          <text:p text:style-name="P3">Between activity systems (quaternary)</text:p>
                        </text:list-item>
                        <text:list-item>
                          <text:p text:style-name="P3">Between nodes of the activity system (secondary)</text:p>
                        </text:list-item>
                        <text:list-item>
                          <text:p text:style-name="P3">Within nodes of the activity system (primary)</text:p>
                        </text:list-item>
                      </text:list>
                    </text:list-item>
                  </text:list>
                </text:list-item>
                <text:list-item>
                  <text:p text:style-name="P3">Focus</text:p>
                  <text:list>
                    <text:list-item>
                      <text:p text:style-name="P3">Defines the interviewer's point-of-view</text:p>
                    </text:list-item>
                    <text:list-item>
                      <text:p text:style-name="P3">Set deliberately to guide the interview</text:p>
                    </text:list-item>
                    <text:list-item>
                      <text:p text:style-name="P3">Assume every action and operation has a goal</text:p>
                    </text:list-item>
                    <text:list-item>
                      <text:p text:style-name="P3">Assume everything is new to you</text:p>
                    </text:list-item>
                    <text:list-item>
                      <text:p text:style-name="P3">Admit your ignorance</text:p>
                    </text:list-item>
                  </text:list>
                </text:list-item>
              </text:list>
            </text:list-item>
            <text:list-item>
              <text:p text:style-name="P3">Contextual interview</text:p>
              <text:list>
                <text:list-item>
                  <text:p text:style-name="P3">Field interviewing method</text:p>
                </text:list-item>
                <text:list-item>
                  <text:p text:style-name="P3">10-20 individuals with varying roles in depth</text:p>
                  <text:list>
                    <text:list-item>
                      <text:p text:style-name="P3">Convenience sample</text:p>
                    </text:list-item>
                  </text:list>
                </text:list-item>
                <text:list-item>
                  <text:p text:style-name="P3">~1 hour</text:p>
                </text:list-item>
                <text:list-item>
                  <text:p text:style-name="P3">Use artifacts to discuss work over time (retrospective account)</text:p>
                  <text:list>
                    <text:list-item>
                      <text:p text:style-name="P3">Listen for steps that were left out</text:p>
                    </text:list-item>
                  </text:list>
                </text:list-item>
                <text:list-item>
                  <text:p text:style-name="P3">Craftsman/apprentice model: participant does work and talks about it while working</text:p>
                  <text:list>
                    <text:list-item>
                      <text:p text:style-name="P3">Artifacts at hand</text:p>
                      <text:list>
                        <text:list-item>
                          <text:p text:style-name="P3">Trigger conversations about specific past events</text:p>
                          <text:list>
                            <text:list-item>
                              <text:p text:style-name="P3">May ask participant to do it again, when appropriate</text:p>
                            </text:list-item>
                          </text:list>
                        </text:list-item>
                      </text:list>
                    </text:list-item>
                    <text:list-item>
                      <text:p text:style-name="P3">Forces discussion away from generalities</text:p>
                    </text:list-item>
                    <text:list-item>
                      <text:p text:style-name="P3">Externalizes actions, makes operations conscious</text:p>
                    </text:list-item>
                  </text:list>
                </text:list-item>
              </text:list>
            </text:list-item>
          </text:list>
        </text:list-item>
        <text:list-item>
          <text:p text:style-name="P3">Activity Checklist</text:p>
          <text:list>
            <text:list-item>
              <text:p text:style-name="P3">Practical tool for dealing with context: focus on certain dimensions of activity (Kaptelinin, Nardi, &amp; Macaulay, 1999)</text:p>
              <text:list>
                <text:list-item>
                  <text:p text:style-name="P3">Some studies use activity system elements as buckets (Turner, Turner, &amp; Horton, 1999; Quek &amp; Shah, 2004)</text:p>
                </text:list-item>
              </text:list>
            </text:list-item>
            <text:list-item>
              <text:p text:style-name="P3">Evaluation and design versions</text:p>
            </text:list-item>
            <text:list-item>
              <text:p text:style-name="P3">Scan and identify contextual factors that are troublesome or interesting, then explore them more deeply</text:p>
            </text:list-item>
            <text:list-item>
              <text:p text:style-name="P3">Four dimensions</text:p>
              <text:list>
                <text:list-item>
                  <text:p text:style-name="P3">Means/ends: understand actions → goals and then up to activity and down to operations</text:p>
                </text:list-item>
                <text:list-item>
                  <text:p text:style-name="P3">Environment: objects of activity in a social and cultural world</text:p>
                </text:list-item>
                <text:list-item>
                  <text:p text:style-name="P3">Learning/cognition: internalization of new ways of acting and externalization of new ways of problem solving</text:p>
                </text:list-item>
                <text:list-item>
                  <text:p text:style-name="P3">Development: development and changes to activity over time</text:p>
                </text:list-item>
              </text:list>
            </text:list-item>
            <text:list-item>
              <text:p text:style-name="P3">Complements other techniques</text:p>
              <text:list>
                <text:list-item>
                  <text:p text:style-name="P3">Contextual inquiry: strong in description of the environment, weaker in learning and <text:soft-page-break/>development</text:p>
                </text:list-item>
              </text:list>
            </text:list-item>
            <text:list-item>
              <text:p text:style-name="P3">Tools, rules, and division of labor are essential concerns for software engineering (Barthelmess &amp; Anderson, 2000)</text:p>
            </text:list-item>
          </text:list>
        </text:list-item>
        <text:list-item>
          <text:p text:style-name="P3">Analysis of contradictions</text:p>
          <text:list>
            <text:list-item>
              <text:p text:style-name="P3">Complement weakness of contextual inquiry in learning and development</text:p>
            </text:list-item>
            <text:list-item>
              <text:p text:style-name="P3">Communication is a major source of breakdowns in software engineering (Barthelmess &amp; Anderson, 2000)</text:p>
            </text:list-item>
          </text:list>
        </text:list-item>
      </text:list>
      <text:p text:style-name="Standard"/>
      <text:list xml:id="list987138249" text:continue-numbering="true" text:style-name="L2">
        <text:list-item>
          <text:p text:style-name="P3">Activity system, contradictions/development</text:p>
        </text:list-item>
        <text:list-item>
          <text:p text:style-name="P3">Object is abstract: software is a symbolic representation (Barthelmess &amp; Anderson</text:p>
        </text:list-item>
        <text:list-item>
          <text:p text:style-name="P3">Historicity</text:p>
          <text:list>
            <text:list-item>
              <text:p text:style-name="P3">Programming → software engineering means more complex object; development of new artifacts (languages, methodologies, processes) and new division of labor (Barthelmess &amp; Anderson, 2000)</text:p>
            </text:list-item>
            <text:list-item>
              <text:p text:style-name="P3">ePS emerged from Business Applications and Development</text:p>
            </text:list-item>
          </text:list>
        </text:list-item>
        <text:list-item>
          <text:p text:style-name="P3">Contradictions (Engeström, 1999; Bødker, 1996; Turner, Turner, &amp; Horton, 1999)</text:p>
          <text:list>
            <text:list-item>
              <text:p text:style-name="P3">Development process, build and test</text:p>
              <text:p text:style-name="P3"/>
            </text:list-item>
          </text:list>
        </text:list-item>
        <text:list-item>
          <text:p text:style-name="P3">Communication</text:p>
          <text:list>
            <text:list-item>
              <text:p text:style-name="P3">On open source software projects (Gutwin, Penner, &amp; Schneider, 2004)</text:p>
              <text:list>
                <text:list-item>
                  <text:p text:style-name="P3">Maintain awareness through:</text:p>
                  <text:list>
                    <text:list-item>
                      <text:p text:style-name="P3">explicit communication: email, chat, MUDs, IM, newsgroups</text:p>
                      <text:list>
                        <text:list-item>
                          <text:p text:style-name="P3">important to support formal (mailing list) and informal (chat, IM)</text:p>
                        </text:list-item>
                      </text:list>
                    </text:list-item>
                    <text:list-item>
                      <text:p text:style-name="P3">consequential communication: watching others' explicit communication</text:p>
                      <text:list>
                        <text:list-item>
                          <text:p text:style-name="P3">overhearing is a powerful awareness tool [show activity on other reviews]</text:p>
                        </text:list-item>
                      </text:list>
                    </text:list-item>
                    <text:list-item>
                      <text:p text:style-name="P3">“feedthrough”: observing changes to project artifacts</text:p>
                    </text:list-item>
                  </text:list>
                </text:list-item>
              </text:list>
            </text:list-item>
          </text:list>
        </text:list-item>
      </text:list>
      <text:p text:style-name="Standard"/>
      <text:p text:style-name="Standard">Design patterns in software development tools</text:p>
      <text:list xml:id="list577145879" text:style-name="L3">
        <text:list-item>
          <text:p text:style-name="P4"><text:s/>Routes and waypoints (Storey, Cheng, Bull, &amp; Rigby, 2006)</text:p>
        </text:list-item>
        <text:list-item>
          <text:p text:style-name="P4">Code display and linking (Bragdon et al., 2010)</text:p>
        </text:list-item>
      </text:list>
      <text:p text:style-name="Standard"/>
      <text:p text:style-name="Standard">Conclusions</text:p>
      <text:list xml:id="list2031863489" text:style-name="L4">
        <text:list-item>
          <text:p text:style-name="P5">Bad</text:p>
          <text:list>
            <text:list-item>
              <text:p text:style-name="P5">Not full context; impossible to define an action outside of the situation (Kuutti, 1996; Suchm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10-17T12:18:25</meta:creation-date>
    <dc:date>2010-11-03T05:51:58</dc:date>
    <dc:creator>Randy Souza</dc:creator>
    <meta:editing-duration>PT147H03M43S</meta:editing-duration>
    <meta:editing-cycles>206</meta:editing-cycles>
    <meta:generator>OpenOffice.org/3.2$Linux OpenOffice.org_project/320m12$Build-9483</meta:generator>
    <meta:document-statistic meta:table-count="0" meta:image-count="0" meta:object-count="0" meta:page-count="8" meta:paragraph-count="250" meta:word-count="3117" meta:character-count="19937"/>
  </office:meta>
</office:document-meta>
</file>